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officeooo:rsid="03fd2505" officeooo:paragraph-rsid="0b3e25ea"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2a4a2"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387a5"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6af21"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f1b66"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acdd1"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b9c24"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a5ece5"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c8dd3a"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e965d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f5d7e4"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6a83"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e7c6"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de042"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f93dc"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126d4"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9faa5"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ad417e"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12e7ed"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0b8e7"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acb23"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94e346f" officeooo:paragraph-rsid="095cec81"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95cec81" officeooo:paragraph-rsid="0a2e77db"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96b9514" officeooo:paragraph-rsid="0980eec3"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9cd1e66" officeooo:paragraph-rsid="09cd1e66"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9fbc0b7" officeooo:paragraph-rsid="09fbc0b7"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14f59"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3989b"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a237052" officeooo:paragraph-rsid="0a237052"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a2c8717" officeooo:paragraph-rsid="0a2c8717"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a5ce7c0" officeooo:paragraph-rsid="0a648a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a822bb0" officeooo:paragraph-rsid="0a8126d4"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a8d2441" officeooo:paragraph-rsid="0a8e6490"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ab0f211" officeooo:paragraph-rsid="0adedc07"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ad866e3" officeooo:paragraph-rsid="0affdf97"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08107d" officeooo:paragraph-rsid="0b08107d"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08977a" officeooo:paragraph-rsid="0b08977a"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222b4f" officeooo:paragraph-rsid="0b2563e8"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3a250c" officeooo:paragraph-rsid="0b3e25ea"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3e25ea" officeooo:paragraph-rsid="0b3e25ea"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italic" style:text-underline-style="none" officeooo:rsid="03fd2505" officeooo:paragraph-rsid="09d74425" style:font-name-asian="Times New Roman1" style:font-style-asian="italic" style:font-name-complex="Times New Roman1" style:font-style-complex="italic"/>
    </style:style>
    <style:style style:name="P55" style:family="paragraph" style:parent-style-name="Normal_20__28_Web_29_">
      <style:text-properties style:text-line-through-style="none" style:text-line-through-type="none" style:font-name="Liberation Serif1" fo:language="ru" fo:country="RU" fo:font-style="italic" style:text-underline-style="none" officeooo:rsid="09df06e0" officeooo:paragraph-rsid="09e23315" style:font-name-asian="Times New Roman1" style:font-style-asian="italic" style:font-name-complex="Times New Roman1" style:font-style-complex="italic"/>
    </style:style>
    <style:style style:name="P56" style:family="paragraph" style:parent-style-name="Normal_20__28_Web_29_" style:master-page-name="Standard">
      <style:paragraph-properties style:page-number="auto"/>
      <style:text-properties style:text-line-through-style="none" style:text-line-through-type="none" style:font-name="Liberation Serif1" fo:language="ru" fo:country="RU" fo:font-style="normal" officeooo:rsid="0933b7e9" officeooo:paragraph-rsid="05b34b65"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96c5b49" style:font-style-asian="italic" style:font-style-complex="italic"/>
    </style:style>
    <style:style style:name="T3" style:family="text">
      <style:text-properties fo:font-style="italic" officeooo:rsid="098387a5" style:font-style-asian="italic" style:font-style-complex="italic"/>
    </style:style>
    <style:style style:name="T4" style:family="text">
      <style:text-properties fo:font-style="italic" officeooo:rsid="0984d054" style:font-style-asian="italic" style:font-style-complex="italic"/>
    </style:style>
    <style:style style:name="T5" style:family="text">
      <style:text-properties fo:font-style="italic" officeooo:rsid="0992c5db" style:font-style-asian="italic" style:font-style-complex="italic"/>
    </style:style>
    <style:style style:name="T6" style:family="text">
      <style:text-properties fo:font-style="italic" officeooo:rsid="099acdd1" style:font-style-asian="italic" style:font-style-complex="italic"/>
    </style:style>
    <style:style style:name="T7" style:family="text">
      <style:text-properties fo:font-style="italic" officeooo:rsid="09abe63e" style:font-style-asian="italic" style:font-style-complex="italic"/>
    </style:style>
    <style:style style:name="T8" style:family="text">
      <style:text-properties fo:font-style="italic" officeooo:rsid="09b0523a" style:font-style-asian="italic" style:font-style-complex="italic"/>
    </style:style>
    <style:style style:name="T9" style:family="text">
      <style:text-properties fo:font-style="italic" officeooo:rsid="09eb2154" style:font-style-asian="italic" style:font-style-complex="italic"/>
    </style:style>
    <style:style style:name="T10" style:family="text">
      <style:text-properties fo:font-style="italic" officeooo:rsid="09f5d7e4" style:font-style-asian="italic" style:font-style-complex="italic"/>
    </style:style>
    <style:style style:name="T11" style:family="text">
      <style:text-properties fo:font-style="italic" officeooo:rsid="0a02fa65" style:font-style-asian="italic" style:font-style-complex="italic"/>
    </style:style>
    <style:style style:name="T12" style:family="text">
      <style:text-properties fo:font-style="italic" officeooo:rsid="0a11aca2" style:font-style-asian="italic" style:font-style-complex="italic"/>
    </style:style>
    <style:style style:name="T13" style:family="text">
      <style:text-properties fo:font-style="italic" officeooo:rsid="0a2554cf" style:font-style-asian="italic" style:font-style-complex="italic"/>
    </style:style>
    <style:style style:name="T14" style:family="text">
      <style:text-properties fo:font-style="italic" officeooo:rsid="0a2fea93" style:font-style-asian="italic" style:font-style-complex="italic"/>
    </style:style>
    <style:style style:name="T15" style:family="text">
      <style:text-properties fo:font-style="italic" officeooo:rsid="0a5f46c6" style:font-style-asian="italic" style:font-style-complex="italic"/>
    </style:style>
    <style:style style:name="T16" style:family="text">
      <style:text-properties fo:font-style="italic" officeooo:rsid="0a7f6d4d" style:font-style-asian="italic" style:font-style-complex="italic"/>
    </style:style>
    <style:style style:name="T17" style:family="text">
      <style:text-properties fo:font-style="italic" officeooo:rsid="0a7f93dc" style:font-style-asian="italic" style:font-style-complex="italic"/>
    </style:style>
    <style:style style:name="T18" style:family="text">
      <style:text-properties fo:font-style="italic" officeooo:rsid="0aa74721" style:font-style-asian="italic" style:font-style-complex="italic"/>
    </style:style>
    <style:style style:name="T19" style:family="text">
      <style:text-properties fo:font-style="italic" officeooo:rsid="0ab2df18" style:font-style-asian="italic" style:font-style-complex="italic"/>
    </style:style>
    <style:style style:name="T20" style:family="text">
      <style:text-properties fo:font-style="italic" officeooo:rsid="0ad77d83" style:font-style-asian="italic" style:font-style-complex="italic"/>
    </style:style>
    <style:style style:name="T21" style:family="text">
      <style:text-properties fo:font-style="italic" officeooo:rsid="0ad866e3" style:font-style-asian="italic" style:font-style-complex="italic"/>
    </style:style>
    <style:style style:name="T22" style:family="text">
      <style:text-properties fo:font-style="italic" officeooo:rsid="0aec731c" style:font-style-asian="italic" style:font-style-complex="italic"/>
    </style:style>
    <style:style style:name="T23" style:family="text">
      <style:text-properties fo:font-style="italic" officeooo:rsid="0b20b8e7" style:font-style-asian="italic" style:font-style-complex="italic"/>
    </style:style>
    <style:style style:name="T24" style:family="text">
      <style:text-properties fo:font-style="italic" officeooo:rsid="0b2acb23" style:font-style-asian="italic" style:font-style-complex="italic"/>
    </style:style>
    <style:style style:name="T25" style:family="text">
      <style:text-properties fo:font-style="italic" style:text-underline-style="none" officeooo:rsid="0858116e" style:font-style-asian="italic" style:font-style-complex="italic"/>
    </style:style>
    <style:style style:name="T26" style:family="text">
      <style:text-properties fo:font-style="italic" style:text-underline-style="none" officeooo:rsid="08781348" style:font-style-asian="italic" style:font-style-complex="italic"/>
    </style:style>
    <style:style style:name="T27" style:family="text">
      <style:text-properties fo:font-style="italic" style:text-underline-style="none" officeooo:rsid="08a94d1f" style:font-style-asian="italic" style:font-style-complex="italic"/>
    </style:style>
    <style:style style:name="T28" style:family="text">
      <style:text-properties fo:font-style="italic" style:text-underline-style="none" officeooo:rsid="08de1fda" style:font-style-asian="italic" style:font-style-complex="italic"/>
    </style:style>
    <style:style style:name="T29" style:family="text">
      <style:text-properties fo:font-style="italic" style:text-underline-style="none" officeooo:rsid="08e77141" style:font-style-asian="italic" style:font-style-complex="italic"/>
    </style:style>
    <style:style style:name="T30" style:family="text">
      <style:text-properties fo:font-style="italic" style:text-underline-style="none" officeooo:rsid="08e77358" style:font-style-asian="italic" style:font-style-complex="italic"/>
    </style:style>
    <style:style style:name="T31" style:family="text">
      <style:text-properties fo:font-style="italic" style:text-underline-style="none" officeooo:rsid="090f62ab" style:font-style-asian="italic" style:font-style-complex="italic"/>
    </style:style>
    <style:style style:name="T32" style:family="text">
      <style:text-properties style:text-line-through-style="solid" style:text-line-through-type="single" style:text-underline-style="none" officeooo:rsid="08877f31"/>
    </style:style>
    <style:style style:name="T33" style:family="text">
      <style:text-properties style:text-underline-style="none"/>
    </style:style>
    <style:style style:name="T34" style:family="text">
      <style:text-properties style:text-underline-style="none" officeooo:rsid="03fd2505"/>
    </style:style>
    <style:style style:name="T35" style:family="text">
      <style:text-properties style:text-underline-style="none" officeooo:rsid="084807a5"/>
    </style:style>
    <style:style style:name="T36" style:family="text">
      <style:text-properties style:text-underline-style="none" officeooo:rsid="0849251d"/>
    </style:style>
    <style:style style:name="T37" style:family="text">
      <style:text-properties style:text-underline-style="none" officeooo:rsid="08492e89"/>
    </style:style>
    <style:style style:name="T38" style:family="text">
      <style:text-properties style:text-underline-style="none" officeooo:rsid="084a4ed6"/>
    </style:style>
    <style:style style:name="T39" style:family="text">
      <style:text-properties style:text-underline-style="none" officeooo:rsid="084b056a"/>
    </style:style>
    <style:style style:name="T40" style:family="text">
      <style:text-properties style:text-underline-style="none" officeooo:rsid="084b2b3e"/>
    </style:style>
    <style:style style:name="T41" style:family="text">
      <style:text-properties style:text-underline-style="none" officeooo:rsid="084b851a"/>
    </style:style>
    <style:style style:name="T42" style:family="text">
      <style:text-properties style:text-underline-style="none" officeooo:rsid="084c363c"/>
    </style:style>
    <style:style style:name="T43" style:family="text">
      <style:text-properties style:text-underline-style="none" officeooo:rsid="084e2574"/>
    </style:style>
    <style:style style:name="T44" style:family="text">
      <style:text-properties style:text-underline-style="none" officeooo:rsid="084f2b0a"/>
    </style:style>
    <style:style style:name="T45" style:family="text">
      <style:text-properties style:text-underline-style="none" officeooo:rsid="085064f1"/>
    </style:style>
    <style:style style:name="T46" style:family="text">
      <style:text-properties style:text-underline-style="none" officeooo:rsid="08512d7c"/>
    </style:style>
    <style:style style:name="T47" style:family="text">
      <style:text-properties style:text-underline-style="none" officeooo:rsid="0852cd95"/>
    </style:style>
    <style:style style:name="T48" style:family="text">
      <style:text-properties style:text-underline-style="none" officeooo:rsid="08539137"/>
    </style:style>
    <style:style style:name="T49" style:family="text">
      <style:text-properties style:text-underline-style="none" officeooo:rsid="085540a2"/>
    </style:style>
    <style:style style:name="T50" style:family="text">
      <style:text-properties style:text-underline-style="none" officeooo:rsid="085721d3"/>
    </style:style>
    <style:style style:name="T51" style:family="text">
      <style:text-properties style:text-underline-style="none" officeooo:rsid="08576db4"/>
    </style:style>
    <style:style style:name="T52" style:family="text">
      <style:text-properties style:text-underline-style="none" officeooo:rsid="0858116e"/>
    </style:style>
    <style:style style:name="T53" style:family="text">
      <style:text-properties style:text-underline-style="none" officeooo:rsid="0859ec82"/>
    </style:style>
    <style:style style:name="T54" style:family="text">
      <style:text-properties style:text-underline-style="none" officeooo:rsid="085bbb76"/>
    </style:style>
    <style:style style:name="T55" style:family="text">
      <style:text-properties style:text-underline-style="none" officeooo:rsid="085bbd26"/>
    </style:style>
    <style:style style:name="T56" style:family="text">
      <style:text-properties style:text-underline-style="none" officeooo:rsid="085c2de0"/>
    </style:style>
    <style:style style:name="T57" style:family="text">
      <style:text-properties style:text-underline-style="none" officeooo:rsid="085d52f9"/>
    </style:style>
    <style:style style:name="T58" style:family="text">
      <style:text-properties style:text-underline-style="none" officeooo:rsid="085f0ac3"/>
    </style:style>
    <style:style style:name="T59" style:family="text">
      <style:text-properties style:text-underline-style="none" officeooo:rsid="086090f3"/>
    </style:style>
    <style:style style:name="T60" style:family="text">
      <style:text-properties style:text-underline-style="none" officeooo:rsid="08620eff"/>
    </style:style>
    <style:style style:name="T61" style:family="text">
      <style:text-properties style:text-underline-style="none" officeooo:rsid="08622fc5"/>
    </style:style>
    <style:style style:name="T62" style:family="text">
      <style:text-properties style:text-underline-style="none" officeooo:rsid="0862ade4"/>
    </style:style>
    <style:style style:name="T63" style:family="text">
      <style:text-properties style:text-underline-style="none" officeooo:rsid="086488d2"/>
    </style:style>
    <style:style style:name="T64" style:family="text">
      <style:text-properties style:text-underline-style="none" officeooo:rsid="086565cb"/>
    </style:style>
    <style:style style:name="T65" style:family="text">
      <style:text-properties style:text-underline-style="none" officeooo:rsid="08671107"/>
    </style:style>
    <style:style style:name="T66" style:family="text">
      <style:text-properties style:text-underline-style="none" officeooo:rsid="0867a72f"/>
    </style:style>
    <style:style style:name="T67" style:family="text">
      <style:text-properties style:text-underline-style="none" officeooo:rsid="0868dba6"/>
    </style:style>
    <style:style style:name="T68" style:family="text">
      <style:text-properties style:text-underline-style="none" officeooo:rsid="086a34c8"/>
    </style:style>
    <style:style style:name="T69" style:family="text">
      <style:text-properties style:text-underline-style="none" officeooo:rsid="086bfe85"/>
    </style:style>
    <style:style style:name="T70" style:family="text">
      <style:text-properties style:text-underline-style="none" officeooo:rsid="086d8482"/>
    </style:style>
    <style:style style:name="T71" style:family="text">
      <style:text-properties style:text-underline-style="none" officeooo:rsid="086fb024"/>
    </style:style>
    <style:style style:name="T72" style:family="text">
      <style:text-properties style:text-underline-style="none" officeooo:rsid="0870af03"/>
    </style:style>
    <style:style style:name="T73" style:family="text">
      <style:text-properties style:text-underline-style="none" officeooo:rsid="0871a6ed"/>
    </style:style>
    <style:style style:name="T74" style:family="text">
      <style:text-properties style:text-underline-style="none" officeooo:rsid="0872c599"/>
    </style:style>
    <style:style style:name="T75" style:family="text">
      <style:text-properties style:text-underline-style="none" officeooo:rsid="0872d352"/>
    </style:style>
    <style:style style:name="T76" style:family="text">
      <style:text-properties style:text-underline-style="none" officeooo:rsid="0874c5f7"/>
    </style:style>
    <style:style style:name="T77" style:family="text">
      <style:text-properties style:text-underline-style="none" officeooo:rsid="08756eda"/>
    </style:style>
    <style:style style:name="T78" style:family="text">
      <style:text-properties style:text-underline-style="none" officeooo:rsid="08771277"/>
    </style:style>
    <style:style style:name="T79" style:family="text">
      <style:text-properties style:text-underline-style="none" officeooo:rsid="087745b2"/>
    </style:style>
    <style:style style:name="T80" style:family="text">
      <style:text-properties style:text-underline-style="none" officeooo:rsid="08781348"/>
    </style:style>
    <style:style style:name="T81" style:family="text">
      <style:text-properties style:text-underline-style="none" officeooo:rsid="08783c66"/>
    </style:style>
    <style:style style:name="T82" style:family="text">
      <style:text-properties style:text-underline-style="none" officeooo:rsid="087941ad"/>
    </style:style>
    <style:style style:name="T83" style:family="text">
      <style:text-properties style:text-underline-style="none" officeooo:rsid="08799431"/>
    </style:style>
    <style:style style:name="T84" style:family="text">
      <style:text-properties style:text-underline-style="none" officeooo:rsid="087d8cd5"/>
    </style:style>
    <style:style style:name="T85" style:family="text">
      <style:text-properties style:text-underline-style="none" officeooo:rsid="087e3037"/>
    </style:style>
    <style:style style:name="T86" style:family="text">
      <style:text-properties style:text-underline-style="none" officeooo:rsid="087fcecd"/>
    </style:style>
    <style:style style:name="T87" style:family="text">
      <style:text-properties style:text-underline-style="none" officeooo:rsid="088138a4"/>
    </style:style>
    <style:style style:name="T88" style:family="text">
      <style:text-properties style:text-underline-style="none" officeooo:rsid="0882e412"/>
    </style:style>
    <style:style style:name="T89" style:family="text">
      <style:text-properties style:text-underline-style="none" officeooo:rsid="08864a8d"/>
    </style:style>
    <style:style style:name="T90" style:family="text">
      <style:text-properties style:text-underline-style="none" officeooo:rsid="08877f31"/>
    </style:style>
    <style:style style:name="T91" style:family="text">
      <style:text-properties style:text-underline-style="none" officeooo:rsid="0887a440"/>
    </style:style>
    <style:style style:name="T92" style:family="text">
      <style:text-properties style:text-underline-style="none" officeooo:rsid="088890b1"/>
    </style:style>
    <style:style style:name="T93" style:family="text">
      <style:text-properties style:text-underline-style="none" officeooo:rsid="088987bf"/>
    </style:style>
    <style:style style:name="T94" style:family="text">
      <style:text-properties style:text-underline-style="none" officeooo:rsid="088adf97"/>
    </style:style>
    <style:style style:name="T95" style:family="text">
      <style:text-properties style:text-underline-style="none" officeooo:rsid="088c766f"/>
    </style:style>
    <style:style style:name="T96" style:family="text">
      <style:text-properties style:text-underline-style="none" officeooo:rsid="088d2cc5"/>
    </style:style>
    <style:style style:name="T97" style:family="text">
      <style:text-properties style:text-underline-style="none" officeooo:rsid="08908855"/>
    </style:style>
    <style:style style:name="T98" style:family="text">
      <style:text-properties style:text-underline-style="none" officeooo:rsid="089115ae"/>
    </style:style>
    <style:style style:name="T99" style:family="text">
      <style:text-properties style:text-underline-style="none" officeooo:rsid="08912232"/>
    </style:style>
    <style:style style:name="T100" style:family="text">
      <style:text-properties style:text-underline-style="none" officeooo:rsid="0892dbbd"/>
    </style:style>
    <style:style style:name="T101" style:family="text">
      <style:text-properties style:text-underline-style="none" officeooo:rsid="08956de5"/>
    </style:style>
    <style:style style:name="T102" style:family="text">
      <style:text-properties style:text-underline-style="none" officeooo:rsid="0896c9e2"/>
    </style:style>
    <style:style style:name="T103" style:family="text">
      <style:text-properties style:text-underline-style="none" officeooo:rsid="0897d9d7"/>
    </style:style>
    <style:style style:name="T104" style:family="text">
      <style:text-properties style:text-underline-style="none" officeooo:rsid="0899a896"/>
    </style:style>
    <style:style style:name="T105" style:family="text">
      <style:text-properties style:text-underline-style="none" officeooo:rsid="089b4131"/>
    </style:style>
    <style:style style:name="T106" style:family="text">
      <style:text-properties style:text-underline-style="none" officeooo:rsid="089c3c28"/>
    </style:style>
    <style:style style:name="T107" style:family="text">
      <style:text-properties style:text-underline-style="none" officeooo:rsid="089e2832"/>
    </style:style>
    <style:style style:name="T108" style:family="text">
      <style:text-properties style:text-underline-style="none" officeooo:rsid="089fde9a"/>
    </style:style>
    <style:style style:name="T109" style:family="text">
      <style:text-properties style:text-underline-style="none" officeooo:rsid="08a1b50a"/>
    </style:style>
    <style:style style:name="T110" style:family="text">
      <style:text-properties style:text-underline-style="none" officeooo:rsid="08a20e4c"/>
    </style:style>
    <style:style style:name="T111" style:family="text">
      <style:text-properties style:text-underline-style="none" officeooo:rsid="08a263ea"/>
    </style:style>
    <style:style style:name="T112" style:family="text">
      <style:text-properties style:text-underline-style="none" officeooo:rsid="08a32c99"/>
    </style:style>
    <style:style style:name="T113" style:family="text">
      <style:text-properties style:text-underline-style="none" officeooo:rsid="08a47e05"/>
    </style:style>
    <style:style style:name="T114" style:family="text">
      <style:text-properties style:text-underline-style="none" officeooo:rsid="08a5c116"/>
    </style:style>
    <style:style style:name="T115" style:family="text">
      <style:text-properties style:text-underline-style="none" officeooo:rsid="08a615cb"/>
    </style:style>
    <style:style style:name="T116" style:family="text">
      <style:text-properties style:text-underline-style="none" officeooo:rsid="08a78b34"/>
    </style:style>
    <style:style style:name="T117" style:family="text">
      <style:text-properties style:text-underline-style="none" officeooo:rsid="08a94d1f"/>
    </style:style>
    <style:style style:name="T118" style:family="text">
      <style:text-properties style:text-underline-style="none" officeooo:rsid="08a9b614"/>
    </style:style>
    <style:style style:name="T119" style:family="text">
      <style:text-properties style:text-underline-style="none" officeooo:rsid="08aac38d"/>
    </style:style>
    <style:style style:name="T120" style:family="text">
      <style:text-properties style:text-underline-style="none" officeooo:rsid="08ac858c"/>
    </style:style>
    <style:style style:name="T121" style:family="text">
      <style:text-properties style:text-underline-style="none" officeooo:rsid="08ae3125"/>
    </style:style>
    <style:style style:name="T122" style:family="text">
      <style:text-properties style:text-underline-style="none" officeooo:rsid="08ae8018"/>
    </style:style>
    <style:style style:name="T123" style:family="text">
      <style:text-properties style:text-underline-style="none" officeooo:rsid="08afd8b4"/>
    </style:style>
    <style:style style:name="T124" style:family="text">
      <style:text-properties style:text-underline-style="none" officeooo:rsid="08b290b5"/>
    </style:style>
    <style:style style:name="T125" style:family="text">
      <style:text-properties style:text-underline-style="none" officeooo:rsid="08b2f438"/>
    </style:style>
    <style:style style:name="T126" style:family="text">
      <style:text-properties style:text-underline-style="none" officeooo:rsid="08b494c7"/>
    </style:style>
    <style:style style:name="T127" style:family="text">
      <style:text-properties style:text-underline-style="none" officeooo:rsid="08b6802e"/>
    </style:style>
    <style:style style:name="T128" style:family="text">
      <style:text-properties style:text-underline-style="none" officeooo:rsid="08b867bf"/>
    </style:style>
    <style:style style:name="T129" style:family="text">
      <style:text-properties style:text-underline-style="none" officeooo:rsid="08b98c5e"/>
    </style:style>
    <style:style style:name="T130" style:family="text">
      <style:text-properties style:text-underline-style="none" officeooo:rsid="08ba7a5e"/>
    </style:style>
    <style:style style:name="T131" style:family="text">
      <style:text-properties style:text-underline-style="none" officeooo:rsid="08bb1a69"/>
    </style:style>
    <style:style style:name="T132" style:family="text">
      <style:text-properties style:text-underline-style="none" officeooo:rsid="08bbefeb"/>
    </style:style>
    <style:style style:name="T133" style:family="text">
      <style:text-properties style:text-underline-style="none" officeooo:rsid="08bc07a7"/>
    </style:style>
    <style:style style:name="T134" style:family="text">
      <style:text-properties style:text-underline-style="none" officeooo:rsid="08bdc114"/>
    </style:style>
    <style:style style:name="T135" style:family="text">
      <style:text-properties style:text-underline-style="none" officeooo:rsid="08bf34e3"/>
    </style:style>
    <style:style style:name="T136" style:family="text">
      <style:text-properties style:text-underline-style="none" officeooo:rsid="08c04bac"/>
    </style:style>
    <style:style style:name="T137" style:family="text">
      <style:text-properties style:text-underline-style="none" officeooo:rsid="08c1237c"/>
    </style:style>
    <style:style style:name="T138" style:family="text">
      <style:text-properties style:text-underline-style="none" officeooo:rsid="08c30d42"/>
    </style:style>
    <style:style style:name="T139" style:family="text">
      <style:text-properties style:text-underline-style="none" officeooo:rsid="08c4a4fc"/>
    </style:style>
    <style:style style:name="T140" style:family="text">
      <style:text-properties style:text-underline-style="none" officeooo:rsid="08c57f6f"/>
    </style:style>
    <style:style style:name="T141" style:family="text">
      <style:text-properties style:text-underline-style="none" officeooo:rsid="08c62ec8"/>
    </style:style>
    <style:style style:name="T142" style:family="text">
      <style:text-properties style:text-underline-style="none" officeooo:rsid="08c7b07b"/>
    </style:style>
    <style:style style:name="T143" style:family="text">
      <style:text-properties style:text-underline-style="none" officeooo:rsid="08c7d16f"/>
    </style:style>
    <style:style style:name="T144" style:family="text">
      <style:text-properties style:text-underline-style="none" officeooo:rsid="08c9bd5a"/>
    </style:style>
    <style:style style:name="T145" style:family="text">
      <style:text-properties style:text-underline-style="none" officeooo:rsid="08c9e087"/>
    </style:style>
    <style:style style:name="T146" style:family="text">
      <style:text-properties style:text-underline-style="none" officeooo:rsid="08cb21c2"/>
    </style:style>
    <style:style style:name="T147" style:family="text">
      <style:text-properties style:text-underline-style="none" officeooo:rsid="08cbc08a"/>
    </style:style>
    <style:style style:name="T148" style:family="text">
      <style:text-properties style:text-underline-style="none" officeooo:rsid="08cd27af"/>
    </style:style>
    <style:style style:name="T149" style:family="text">
      <style:text-properties style:text-underline-style="none" officeooo:rsid="08cefdc2"/>
    </style:style>
    <style:style style:name="T150" style:family="text">
      <style:text-properties style:text-underline-style="none" officeooo:rsid="08cf857e"/>
    </style:style>
    <style:style style:name="T151" style:family="text">
      <style:text-properties style:text-underline-style="none" officeooo:rsid="08d0fe97"/>
    </style:style>
    <style:style style:name="T152" style:family="text">
      <style:text-properties style:text-underline-style="none" officeooo:rsid="08d11e4d"/>
    </style:style>
    <style:style style:name="T153" style:family="text">
      <style:text-properties style:text-underline-style="none" officeooo:rsid="08d148b7"/>
    </style:style>
    <style:style style:name="T154" style:family="text">
      <style:text-properties style:text-underline-style="none" officeooo:rsid="08d2ae0d"/>
    </style:style>
    <style:style style:name="T155" style:family="text">
      <style:text-properties style:text-underline-style="none" officeooo:rsid="08d3504f"/>
    </style:style>
    <style:style style:name="T156" style:family="text">
      <style:text-properties style:text-underline-style="none" officeooo:rsid="08d36d4c"/>
    </style:style>
    <style:style style:name="T157" style:family="text">
      <style:text-properties style:text-underline-style="none" officeooo:rsid="08d3cd4c"/>
    </style:style>
    <style:style style:name="T158" style:family="text">
      <style:text-properties style:text-underline-style="none" officeooo:rsid="08d3fbf3"/>
    </style:style>
    <style:style style:name="T159" style:family="text">
      <style:text-properties style:text-underline-style="none" officeooo:rsid="08d5afce"/>
    </style:style>
    <style:style style:name="T160" style:family="text">
      <style:text-properties style:text-underline-style="none" officeooo:rsid="08d72c23"/>
    </style:style>
    <style:style style:name="T161" style:family="text">
      <style:text-properties style:text-underline-style="none" officeooo:rsid="08d743c7"/>
    </style:style>
    <style:style style:name="T162" style:family="text">
      <style:text-properties style:text-underline-style="none" officeooo:rsid="08d8dee1"/>
    </style:style>
    <style:style style:name="T163" style:family="text">
      <style:text-properties style:text-underline-style="none" officeooo:rsid="08da91b6"/>
    </style:style>
    <style:style style:name="T164" style:family="text">
      <style:text-properties style:text-underline-style="none" officeooo:rsid="08dbd5b8"/>
    </style:style>
    <style:style style:name="T165" style:family="text">
      <style:text-properties style:text-underline-style="none" officeooo:rsid="08dbe98a"/>
    </style:style>
    <style:style style:name="T166" style:family="text">
      <style:text-properties style:text-underline-style="none" officeooo:rsid="08dcf033"/>
    </style:style>
    <style:style style:name="T167" style:family="text">
      <style:text-properties style:text-underline-style="none" officeooo:rsid="08de1fda"/>
    </style:style>
    <style:style style:name="T168" style:family="text">
      <style:text-properties style:text-underline-style="none" officeooo:rsid="08df00a0"/>
    </style:style>
    <style:style style:name="T169" style:family="text">
      <style:text-properties style:text-underline-style="none" officeooo:rsid="08dfe06c"/>
    </style:style>
    <style:style style:name="T170" style:family="text">
      <style:text-properties style:text-underline-style="none" officeooo:rsid="08e1d134"/>
    </style:style>
    <style:style style:name="T171" style:family="text">
      <style:text-properties style:text-underline-style="none" officeooo:rsid="08e27a7e"/>
    </style:style>
    <style:style style:name="T172" style:family="text">
      <style:text-properties style:text-underline-style="none" officeooo:rsid="08e37b6f"/>
    </style:style>
    <style:style style:name="T173" style:family="text">
      <style:text-properties style:text-underline-style="none" officeooo:rsid="08e42cfc"/>
    </style:style>
    <style:style style:name="T174" style:family="text">
      <style:text-properties style:text-underline-style="none" officeooo:rsid="08e43be8"/>
    </style:style>
    <style:style style:name="T175" style:family="text">
      <style:text-properties style:text-underline-style="none" officeooo:rsid="08e613e3"/>
    </style:style>
    <style:style style:name="T176" style:family="text">
      <style:text-properties style:text-underline-style="none" officeooo:rsid="08e77141"/>
    </style:style>
    <style:style style:name="T177" style:family="text">
      <style:text-properties style:text-underline-style="none" officeooo:rsid="08e77358"/>
    </style:style>
    <style:style style:name="T178" style:family="text">
      <style:text-properties style:text-underline-style="none" officeooo:rsid="08e7e00d"/>
    </style:style>
    <style:style style:name="T179" style:family="text">
      <style:text-properties style:text-underline-style="none" officeooo:rsid="08e9eaf0"/>
    </style:style>
    <style:style style:name="T180" style:family="text">
      <style:text-properties style:text-underline-style="none" officeooo:rsid="08eb24f4"/>
    </style:style>
    <style:style style:name="T181" style:family="text">
      <style:text-properties style:text-underline-style="none" officeooo:rsid="08eca3b6"/>
    </style:style>
    <style:style style:name="T182" style:family="text">
      <style:text-properties style:text-underline-style="none" officeooo:rsid="08ed44e2"/>
    </style:style>
    <style:style style:name="T183" style:family="text">
      <style:text-properties style:text-underline-style="none" officeooo:rsid="08ef3edc"/>
    </style:style>
    <style:style style:name="T184" style:family="text">
      <style:text-properties style:text-underline-style="none" officeooo:rsid="08f0148c"/>
    </style:style>
    <style:style style:name="T185" style:family="text">
      <style:text-properties style:text-underline-style="none" officeooo:rsid="08f10cf4"/>
    </style:style>
    <style:style style:name="T186" style:family="text">
      <style:text-properties style:text-underline-style="none" officeooo:rsid="08f1ca0e"/>
    </style:style>
    <style:style style:name="T187" style:family="text">
      <style:text-properties style:text-underline-style="none" officeooo:rsid="08f1eda8"/>
    </style:style>
    <style:style style:name="T188" style:family="text">
      <style:text-properties style:text-underline-style="none" officeooo:rsid="08f22b38"/>
    </style:style>
    <style:style style:name="T189" style:family="text">
      <style:text-properties style:text-underline-style="none" officeooo:rsid="08f28a4e"/>
    </style:style>
    <style:style style:name="T190" style:family="text">
      <style:text-properties style:text-underline-style="none" officeooo:rsid="08f32464"/>
    </style:style>
    <style:style style:name="T191" style:family="text">
      <style:text-properties style:text-underline-style="none" officeooo:rsid="08f51230"/>
    </style:style>
    <style:style style:name="T192" style:family="text">
      <style:text-properties style:text-underline-style="none" officeooo:rsid="08f640d8"/>
    </style:style>
    <style:style style:name="T193" style:family="text">
      <style:text-properties style:text-underline-style="none" officeooo:rsid="08f68750"/>
    </style:style>
    <style:style style:name="T194" style:family="text">
      <style:text-properties style:text-underline-style="none" officeooo:rsid="08f7965b"/>
    </style:style>
    <style:style style:name="T195" style:family="text">
      <style:text-properties style:text-underline-style="none" officeooo:rsid="08f98288"/>
    </style:style>
    <style:style style:name="T196" style:family="text">
      <style:text-properties style:text-underline-style="none" officeooo:rsid="08f9d1ef"/>
    </style:style>
    <style:style style:name="T197" style:family="text">
      <style:text-properties style:text-underline-style="none" officeooo:rsid="08fa9801"/>
    </style:style>
    <style:style style:name="T198" style:family="text">
      <style:text-properties style:text-underline-style="none" officeooo:rsid="08fbdd43"/>
    </style:style>
    <style:style style:name="T199" style:family="text">
      <style:text-properties style:text-underline-style="none" officeooo:rsid="08fc4863"/>
    </style:style>
    <style:style style:name="T200" style:family="text">
      <style:text-properties style:text-underline-style="none" officeooo:rsid="08fd8071"/>
    </style:style>
    <style:style style:name="T201" style:family="text">
      <style:text-properties style:text-underline-style="none" officeooo:rsid="08ff400a"/>
    </style:style>
    <style:style style:name="T202" style:family="text">
      <style:text-properties style:text-underline-style="none" officeooo:rsid="0900c348"/>
    </style:style>
    <style:style style:name="T203" style:family="text">
      <style:text-properties style:text-underline-style="none" officeooo:rsid="0900cfb2"/>
    </style:style>
    <style:style style:name="T204" style:family="text">
      <style:text-properties style:text-underline-style="none" officeooo:rsid="0901e916"/>
    </style:style>
    <style:style style:name="T205" style:family="text">
      <style:text-properties style:text-underline-style="none" officeooo:rsid="0902495c"/>
    </style:style>
    <style:style style:name="T206" style:family="text">
      <style:text-properties style:text-underline-style="none" officeooo:rsid="09030071"/>
    </style:style>
    <style:style style:name="T207" style:family="text">
      <style:text-properties style:text-underline-style="none" officeooo:rsid="0904b944"/>
    </style:style>
    <style:style style:name="T208" style:family="text">
      <style:text-properties style:text-underline-style="none" officeooo:rsid="090524fe"/>
    </style:style>
    <style:style style:name="T209" style:family="text">
      <style:text-properties style:text-underline-style="none" officeooo:rsid="090571c3"/>
    </style:style>
    <style:style style:name="T210" style:family="text">
      <style:text-properties style:text-underline-style="none" officeooo:rsid="09059acf"/>
    </style:style>
    <style:style style:name="T211" style:family="text">
      <style:text-properties style:text-underline-style="none" officeooo:rsid="090776f1"/>
    </style:style>
    <style:style style:name="T212" style:family="text">
      <style:text-properties style:text-underline-style="none" officeooo:rsid="0908c381"/>
    </style:style>
    <style:style style:name="T213" style:family="text">
      <style:text-properties style:text-underline-style="none" officeooo:rsid="090a10b9"/>
    </style:style>
    <style:style style:name="T214" style:family="text">
      <style:text-properties style:text-underline-style="none" officeooo:rsid="090a1cb6"/>
    </style:style>
    <style:style style:name="T215" style:family="text">
      <style:text-properties style:text-underline-style="none" officeooo:rsid="090a6e7e"/>
    </style:style>
    <style:style style:name="T216" style:family="text">
      <style:text-properties style:text-underline-style="none" officeooo:rsid="090c6a79"/>
    </style:style>
    <style:style style:name="T217" style:family="text">
      <style:text-properties style:text-underline-style="none" officeooo:rsid="090e3fce"/>
    </style:style>
    <style:style style:name="T218" style:family="text">
      <style:text-properties style:text-underline-style="none" officeooo:rsid="090e420b"/>
    </style:style>
    <style:style style:name="T219" style:family="text">
      <style:text-properties style:text-underline-style="none" officeooo:rsid="090ee313"/>
    </style:style>
    <style:style style:name="T220" style:family="text">
      <style:text-properties style:text-underline-style="none" officeooo:rsid="09106c99"/>
    </style:style>
    <style:style style:name="T221" style:family="text">
      <style:text-properties style:text-underline-style="none" officeooo:rsid="0910c116"/>
    </style:style>
    <style:style style:name="T222" style:family="text">
      <style:text-properties style:text-underline-style="none" officeooo:rsid="0912848f"/>
    </style:style>
    <style:style style:name="T223" style:family="text">
      <style:text-properties style:text-underline-style="none" officeooo:rsid="0915fb7b"/>
    </style:style>
    <style:style style:name="T224" style:family="text">
      <style:text-properties style:text-underline-style="none" officeooo:rsid="091777e1"/>
    </style:style>
    <style:style style:name="T225" style:family="text">
      <style:text-properties style:text-underline-style="none" officeooo:rsid="0918e083"/>
    </style:style>
    <style:style style:name="T226" style:family="text">
      <style:text-properties style:text-underline-style="none" officeooo:rsid="0918fd17"/>
    </style:style>
    <style:style style:name="T227" style:family="text">
      <style:text-properties style:text-underline-style="none" officeooo:rsid="09194851"/>
    </style:style>
    <style:style style:name="T228" style:family="text">
      <style:text-properties style:text-underline-style="none" officeooo:rsid="0919ec27"/>
    </style:style>
    <style:style style:name="T229" style:family="text">
      <style:text-properties style:text-underline-style="none" officeooo:rsid="091a0093"/>
    </style:style>
    <style:style style:name="T230" style:family="text">
      <style:text-properties style:text-underline-style="none" officeooo:rsid="091c4b83"/>
    </style:style>
    <style:style style:name="T231" style:family="text">
      <style:text-properties style:text-underline-style="none" officeooo:rsid="091e4895"/>
    </style:style>
    <style:style style:name="T232" style:family="text">
      <style:text-properties style:text-underline-style="none" officeooo:rsid="09200452"/>
    </style:style>
    <style:style style:name="T233" style:family="text">
      <style:text-properties style:text-underline-style="none" officeooo:rsid="09201dea"/>
    </style:style>
    <style:style style:name="T234" style:family="text">
      <style:text-properties style:text-underline-style="none" officeooo:rsid="09219f26"/>
    </style:style>
    <style:style style:name="T235" style:family="text">
      <style:text-properties style:text-underline-style="none" officeooo:rsid="092376b0"/>
    </style:style>
    <style:style style:name="T236" style:family="text">
      <style:text-properties style:text-underline-style="none" officeooo:rsid="0923ce02"/>
    </style:style>
    <style:style style:name="T237" style:family="text">
      <style:text-properties style:text-underline-style="none" officeooo:rsid="09257b09"/>
    </style:style>
    <style:style style:name="T238" style:family="text">
      <style:text-properties style:text-underline-style="none" officeooo:rsid="09269ec5"/>
    </style:style>
    <style:style style:name="T239" style:family="text">
      <style:text-properties style:text-underline-style="none" officeooo:rsid="0927403f"/>
    </style:style>
    <style:style style:name="T240" style:family="text">
      <style:text-properties style:text-underline-style="none" officeooo:rsid="092744e2"/>
    </style:style>
    <style:style style:name="T241" style:family="text">
      <style:text-properties style:text-underline-style="none" officeooo:rsid="09279956"/>
    </style:style>
    <style:style style:name="T242" style:family="text">
      <style:text-properties style:text-underline-style="none" officeooo:rsid="0929733c"/>
    </style:style>
    <style:style style:name="T243" style:family="text">
      <style:text-properties style:text-underline-style="none" officeooo:rsid="092a539b"/>
    </style:style>
    <style:style style:name="T244" style:family="text">
      <style:text-properties style:text-underline-style="none" officeooo:rsid="092b09f3"/>
    </style:style>
    <style:style style:name="T245" style:family="text">
      <style:text-properties style:text-underline-style="none" officeooo:rsid="092c51ec"/>
    </style:style>
    <style:style style:name="T246" style:family="text">
      <style:text-properties style:text-underline-style="none" officeooo:rsid="092d6f99"/>
    </style:style>
    <style:style style:name="T247" style:family="text">
      <style:text-properties style:text-underline-style="none" officeooo:rsid="092f11b5"/>
    </style:style>
    <style:style style:name="T248" style:family="text">
      <style:text-properties style:text-underline-style="none" officeooo:rsid="0930ce2f"/>
    </style:style>
    <style:style style:name="T249" style:family="text">
      <style:text-properties style:text-underline-style="none" officeooo:rsid="09310f5b"/>
    </style:style>
    <style:style style:name="T250" style:family="text">
      <style:text-properties style:text-underline-style="none" officeooo:rsid="09357975"/>
    </style:style>
    <style:style style:name="T251" style:family="text">
      <style:text-properties style:text-underline-style="none" officeooo:rsid="09358b77"/>
    </style:style>
    <style:style style:name="T252" style:family="text">
      <style:text-properties style:text-underline-style="none" officeooo:rsid="09362cfc"/>
    </style:style>
    <style:style style:name="T253" style:family="text">
      <style:text-properties style:text-underline-style="none" officeooo:rsid="0936969b"/>
    </style:style>
    <style:style style:name="T254" style:family="text">
      <style:text-properties style:text-underline-style="none" officeooo:rsid="0937011d"/>
    </style:style>
    <style:style style:name="T255" style:family="text">
      <style:text-properties style:text-underline-style="none" officeooo:rsid="0938c730"/>
    </style:style>
    <style:style style:name="T256" style:family="text">
      <style:text-properties style:text-underline-style="none" officeooo:rsid="09396003"/>
    </style:style>
    <style:style style:name="T257" style:family="text">
      <style:text-properties style:text-underline-style="none" officeooo:rsid="093b57b2"/>
    </style:style>
    <style:style style:name="T258" style:family="text">
      <style:text-properties style:text-underline-style="none" officeooo:rsid="093d2f0f"/>
    </style:style>
    <style:style style:name="T259" style:family="text">
      <style:text-properties style:text-underline-style="none" officeooo:rsid="093eb2bf"/>
    </style:style>
    <style:style style:name="T260" style:family="text">
      <style:text-properties style:text-underline-style="none" officeooo:rsid="093f5a69"/>
    </style:style>
    <style:style style:name="T261" style:family="text">
      <style:text-properties style:text-underline-style="none" officeooo:rsid="0940f212"/>
    </style:style>
    <style:style style:name="T262" style:family="text">
      <style:text-properties style:text-underline-style="none" officeooo:rsid="094144b5"/>
    </style:style>
    <style:style style:name="T263" style:family="text">
      <style:text-properties style:text-underline-style="none" officeooo:rsid="09428460"/>
    </style:style>
    <style:style style:name="T264" style:family="text">
      <style:text-properties style:text-underline-style="none" officeooo:rsid="0943b5f6"/>
    </style:style>
    <style:style style:name="T265" style:family="text">
      <style:text-properties style:text-underline-style="none" officeooo:rsid="094530b8"/>
    </style:style>
    <style:style style:name="T266" style:family="text">
      <style:text-properties style:text-underline-style="none" officeooo:rsid="0946dc54"/>
    </style:style>
    <style:style style:name="T267" style:family="text">
      <style:text-properties style:text-underline-style="none" officeooo:rsid="09482ef8"/>
    </style:style>
    <style:style style:name="T268" style:family="text">
      <style:text-properties style:text-underline-style="none" officeooo:rsid="09493a70"/>
    </style:style>
    <style:style style:name="T269" style:family="text">
      <style:text-properties style:text-underline-style="none" officeooo:rsid="0949fcf4"/>
    </style:style>
    <style:style style:name="T270" style:family="text">
      <style:text-properties style:text-underline-style="none" officeooo:rsid="094bebad"/>
    </style:style>
    <style:style style:name="T271" style:family="text">
      <style:text-properties style:text-underline-style="none" officeooo:rsid="0b3e25ea"/>
    </style:style>
    <style:style style:name="T272" style:family="text">
      <style:text-properties fo:font-style="normal" style:font-style-asian="normal" style:font-style-complex="normal"/>
    </style:style>
    <style:style style:name="T273" style:family="text">
      <style:text-properties fo:font-style="normal" officeooo:rsid="09d74425" style:font-style-asian="normal" style:font-style-complex="normal"/>
    </style:style>
    <style:style style:name="T274" style:family="text">
      <style:text-properties fo:font-style="normal" officeooo:rsid="09d87c1a" style:font-style-asian="normal" style:font-style-complex="normal"/>
    </style:style>
    <style:style style:name="T275" style:family="text">
      <style:text-properties fo:font-style="normal" officeooo:rsid="09da0fd2" style:font-style-asian="normal" style:font-style-complex="normal"/>
    </style:style>
    <style:style style:name="T276" style:family="text">
      <style:text-properties fo:font-style="normal" officeooo:rsid="09dabc5d" style:font-style-asian="normal" style:font-style-complex="normal"/>
    </style:style>
    <style:style style:name="T277" style:family="text">
      <style:text-properties fo:font-style="normal" officeooo:rsid="09dd9807" style:font-style-asian="normal" style:font-style-complex="normal"/>
    </style:style>
    <style:style style:name="T278" style:family="text">
      <style:text-properties fo:font-style="normal" officeooo:rsid="09e06b46" style:font-style-asian="normal" style:font-style-complex="normal"/>
    </style:style>
    <style:style style:name="T279" style:family="text">
      <style:text-properties fo:font-style="normal" officeooo:rsid="03fd2505" style:font-style-asian="normal" style:font-style-complex="normal"/>
    </style:style>
    <style:style style:name="T280" style:family="text">
      <style:text-properties fo:font-style="normal" officeooo:rsid="09e23315" style:font-style-asian="normal" style:font-style-complex="normal"/>
    </style:style>
    <style:style style:name="T281" style:family="text">
      <style:text-properties fo:font-style="normal" officeooo:rsid="09e39cfc" style:font-style-asian="normal" style:font-style-complex="normal"/>
    </style:style>
    <style:style style:name="T282" style:family="text">
      <style:text-properties officeooo:rsid="03fd2505"/>
    </style:style>
    <style:style style:name="T283" style:family="text">
      <style:text-properties fo:language="en" fo:country="US" style:text-underline-style="none" officeooo:rsid="08a5c116"/>
    </style:style>
    <style:style style:name="T284" style:family="text">
      <style:text-properties officeooo:rsid="094eea2e"/>
    </style:style>
    <style:style style:name="T285" style:family="text">
      <style:text-properties officeooo:rsid="096c5b49"/>
    </style:style>
    <style:style style:name="T286" style:family="text">
      <style:text-properties officeooo:rsid="0982a4a2"/>
    </style:style>
    <style:style style:name="T287" style:family="text">
      <style:text-properties officeooo:rsid="098387a5"/>
    </style:style>
    <style:style style:name="T288" style:family="text">
      <style:text-properties officeooo:rsid="0986af21"/>
    </style:style>
    <style:style style:name="T289" style:family="text">
      <style:text-properties officeooo:rsid="09889c74"/>
    </style:style>
    <style:style style:name="T290" style:family="text">
      <style:text-properties officeooo:rsid="0990d4ca"/>
    </style:style>
    <style:style style:name="T291" style:family="text">
      <style:text-properties officeooo:rsid="0992c5db"/>
    </style:style>
    <style:style style:name="T292" style:family="text">
      <style:text-properties officeooo:rsid="0997f6c3"/>
    </style:style>
    <style:style style:name="T293" style:family="text">
      <style:text-properties officeooo:rsid="099862c9"/>
    </style:style>
    <style:style style:name="T294" style:family="text">
      <style:text-properties officeooo:rsid="099acdd1"/>
    </style:style>
    <style:style style:name="T295" style:family="text">
      <style:text-properties officeooo:rsid="09a5ece5"/>
    </style:style>
    <style:style style:name="T296" style:family="text">
      <style:text-properties officeooo:rsid="09a6d680"/>
    </style:style>
    <style:style style:name="T297" style:family="text">
      <style:text-properties officeooo:rsid="09a8ac6e"/>
    </style:style>
    <style:style style:name="T298" style:family="text">
      <style:text-properties officeooo:rsid="09aa4ca4"/>
    </style:style>
    <style:style style:name="T299" style:family="text">
      <style:text-properties officeooo:rsid="09abe63e"/>
    </style:style>
    <style:style style:name="T300" style:family="text">
      <style:text-properties officeooo:rsid="09b03faf"/>
    </style:style>
    <style:style style:name="T301" style:family="text">
      <style:text-properties officeooo:rsid="09b0523a"/>
    </style:style>
    <style:style style:name="T302" style:family="text">
      <style:text-properties officeooo:rsid="09b2ca94"/>
    </style:style>
    <style:style style:name="T303" style:family="text">
      <style:text-properties officeooo:rsid="09c8dd3a"/>
    </style:style>
    <style:style style:name="T304" style:family="text">
      <style:text-properties officeooo:rsid="09cd93f4"/>
    </style:style>
    <style:style style:name="T305" style:family="text">
      <style:text-properties officeooo:rsid="09dabc5d"/>
    </style:style>
    <style:style style:name="T306" style:family="text">
      <style:text-properties officeooo:rsid="09e39cfc"/>
    </style:style>
    <style:style style:name="T307" style:family="text">
      <style:text-properties officeooo:rsid="09e575bd"/>
    </style:style>
    <style:style style:name="T308" style:family="text">
      <style:text-properties officeooo:rsid="09e7247f"/>
    </style:style>
    <style:style style:name="T309" style:family="text">
      <style:text-properties officeooo:rsid="09e8fe37"/>
    </style:style>
    <style:style style:name="T310" style:family="text">
      <style:text-properties officeooo:rsid="09eb2154"/>
    </style:style>
    <style:style style:name="T311" style:family="text">
      <style:text-properties officeooo:rsid="09f1ed9c"/>
    </style:style>
    <style:style style:name="T312" style:family="text">
      <style:text-properties officeooo:rsid="09f5d7e4"/>
    </style:style>
    <style:style style:name="T313" style:family="text">
      <style:text-properties officeooo:rsid="09fcfc6a"/>
    </style:style>
    <style:style style:name="T314" style:family="text">
      <style:text-properties officeooo:rsid="09ff12fc"/>
    </style:style>
    <style:style style:name="T315" style:family="text">
      <style:text-properties officeooo:rsid="0a02fa65"/>
    </style:style>
    <style:style style:name="T316" style:family="text">
      <style:text-properties officeooo:rsid="0a11aca2"/>
    </style:style>
    <style:style style:name="T317" style:family="text">
      <style:text-properties officeooo:rsid="0a2554cf"/>
    </style:style>
    <style:style style:name="T318" style:family="text">
      <style:text-properties officeooo:rsid="0a2fea93"/>
    </style:style>
    <style:style style:name="T319" style:family="text">
      <style:text-properties officeooo:rsid="0a5e026b"/>
    </style:style>
    <style:style style:name="T320" style:family="text">
      <style:text-properties officeooo:rsid="0a5f46c6"/>
    </style:style>
    <style:style style:name="T321" style:family="text">
      <style:text-properties officeooo:rsid="0a7a219e"/>
    </style:style>
    <style:style style:name="T322" style:family="text">
      <style:text-properties officeooo:rsid="0a7b6a83"/>
    </style:style>
    <style:style style:name="T323" style:family="text">
      <style:text-properties officeooo:rsid="0a7be7c6"/>
    </style:style>
    <style:style style:name="T324" style:family="text">
      <style:text-properties officeooo:rsid="0a7f6d4d"/>
    </style:style>
    <style:style style:name="T325" style:family="text">
      <style:text-properties officeooo:rsid="0a7f93dc"/>
    </style:style>
    <style:style style:name="T326" style:family="text">
      <style:text-properties officeooo:rsid="0a7ff206"/>
    </style:style>
    <style:style style:name="T327" style:family="text">
      <style:text-properties officeooo:rsid="0a849c4c"/>
    </style:style>
    <style:style style:name="T328" style:family="text">
      <style:text-properties officeooo:rsid="0a881d46"/>
    </style:style>
    <style:style style:name="T329" style:family="text">
      <style:text-properties officeooo:rsid="0a8bf2cb"/>
    </style:style>
    <style:style style:name="T330" style:family="text">
      <style:text-properties officeooo:rsid="0a8e6490"/>
    </style:style>
    <style:style style:name="T331" style:family="text">
      <style:text-properties officeooo:rsid="0a98007c"/>
    </style:style>
    <style:style style:name="T332" style:family="text">
      <style:text-properties officeooo:rsid="0a9858f7"/>
    </style:style>
    <style:style style:name="T333" style:family="text">
      <style:text-properties officeooo:rsid="0a9a453b"/>
    </style:style>
    <style:style style:name="T334" style:family="text">
      <style:text-properties officeooo:rsid="0aa74721"/>
    </style:style>
    <style:style style:name="T335" style:family="text">
      <style:text-properties officeooo:rsid="0aaf0aca"/>
    </style:style>
    <style:style style:name="T336" style:family="text">
      <style:text-properties officeooo:rsid="0ab2df18"/>
    </style:style>
    <style:style style:name="T337" style:family="text">
      <style:text-properties officeooo:rsid="0ad77d83"/>
    </style:style>
    <style:style style:name="T338" style:family="text">
      <style:text-properties officeooo:rsid="0ad866e3"/>
    </style:style>
    <style:style style:name="T339" style:family="text">
      <style:text-properties officeooo:rsid="0aec731c"/>
    </style:style>
    <style:style style:name="T340" style:family="text">
      <style:text-properties officeooo:rsid="0b082db0"/>
    </style:style>
    <style:style style:name="T341" style:family="text">
      <style:text-properties officeooo:rsid="0b08f6ac"/>
    </style:style>
    <style:style style:name="T342" style:family="text">
      <style:text-properties officeooo:rsid="0b0a79f1"/>
    </style:style>
    <style:style style:name="T343" style:family="text">
      <style:text-properties officeooo:rsid="0b136b75"/>
    </style:style>
    <style:style style:name="T344" style:family="text">
      <style:text-properties officeooo:rsid="0b20b8e7"/>
    </style:style>
    <style:style style:name="T345" style:family="text">
      <style:text-properties officeooo:rsid="0b23ec69"/>
    </style:style>
    <style:style style:name="T346" style:family="text">
      <style:text-properties officeooo:rsid="0b2acb23"/>
    </style:style>
    <style:style style:name="T347" style:family="text">
      <style:text-properties officeooo:rsid="0b3e25e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270"/></text:p>
      <text:p text:style-name="P35">М-р Пойнтсмен решил провести Троицу на море. <text:span text:style-name="T284">Чувствует себя малость великим в последнее время, право жебеспокоиться не о чем, до мании далеко, о, наверное впечатление, когда скорым шагом мерит коридоры «Белого Посещения», будто все прочие словно застыли в позах явного паркинсонизма, лишь он один остался бодрым, не парализованным. Вот и снова пришло мирное время, голубям не осталось места на Трафальгарской площади в Ночь Победы, в заведении в тот день все поголовно напились до умопомрачения, объятий, поцелуев, за исключением Блаватского крыла в Отделе Пси, которые в День Белого Лотоса отправились в паломничество на Авеню-Роуд, 19, в Св. Джонз Вуд.</text:span></text:p>
      <text:p text:style-name="P36">Снова пришло время для праздников. Хотя Пойнтсмен чувствует себя просто обязанным поехать расслабиться, но, разумеется, наступил также Кризис. Руководитель должен демонстрировать самообладание, вплоть до и включая праздничное настроение, посреди Кризиса. О Слотропе ни слуху ни духу, вот уж почти что месяц, с момента, когда тупые ослы из военной разведки упустили его в Цюрихе. Пойнтсмен малость психанул на Контору. Его хитроумная стратегия явно накрылась. В начальных обсуждениях с Клайвом Мосмуном и остальными всё казалось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этого проекта. Проклятое финансирование приведёт его к гибели, если Слотроп не доведёт его сперва до психушки. </text:p>
      <text:p text:style-name="P37">Пойнтсмен просчитался. Нет даже Теннисонова утешения сказать, что просчёт был сделан «кем-то». <text:span text:style-name="T285">Нет, именно он, и только он, дал «добро» Англо-Американской команде в составе Харвея Спида и Флойда <text:s/>Пурде исследовать произвольный образчик секс приключений Слотропа. Бюджет позволял, и кому помешает? Они стартовали буквально </text:span><text:span text:style-name="T2">вприпрыжку</text:span><text:span text:style-name="T285">, как братцы-козлики, углубиться в эротическое применение Поиссона. Дон Хуанова карта Европы—640 в Италии, 231 в Германии, 100 во Франции, 91 в Турции, </text:span><text:span text:style-name="T2">но</text:span><text:span text:style-name="T285">, но, но—в Испании! в Испании, 1003!—представляет карту Лондона Слотропа , и эти два полукеда настолько заразились такой непомерной склонностью к бездумным удовольствиям, что нынче <text:s/>целые дни просиживают в сквериках ресторанов бездельничая над салатами из хризантем и кастрюльками баранины, или затаившись во фруктовой лавке—«Эй, Спид, смотри, </text:span><text:span text:style-name="T2">дыни</text:span><text:span text:style-name="T285">! Я ни одной не видал после Третьего Курса—вау, понюхай вот эту, просто прелесть! Как насчёт дыни, Спид? А? Давай.</text:span></text:p>
      <text:p text:style-name="P15">– <text:span text:style-name="T286">Отличная идея, Пурде, отличная!</text:span></text:p>
      <text:p text:style-name="P16">– <text:span text:style-name="T287">Ага… О, ну, ты выбери какую </text:span><text:span text:style-name="T3">сам</text:span><text:span text:style-name="T287"> захочешь.</text:span></text:p>
      <text:p text:style-name="P16">– <text:span text:style-name="T4">Самую-самую</text:span><text:span text:style-name="T287">?</text:span></text:p>
      <text:p text:style-name="P17">– <text:span text:style-name="T288">Да. Вот она,</text:span>– <text:span text:style-name="T288">проворачивает показать ему, как негодяи поворачивают лица запуганных девушек,</text:span>– <text:span text:style-name="T288">та самая, что я выбрал, видал?</text:span></text:p>
      <text:p text:style-name="P18">– <text:span text:style-name="T289">Но, но я думал мы собирались на двоих</text:span>— <text:span text:style-name="T289">слабо машет в сторону того, что он всё ещё не может принять за дыню Пурде, в чьей гравюрной сетке, как из кратеров бледной луны, и впрямь возникает лицо, лицо пленённой женщины с глазами опущенными вниз, веки наверху гладки словно Персидские потолки….</text:span></text:p>
      <text:p text:style-name="P19">– <text:span text:style-name="T290">Ну, нет, в общем, я обычно, э...</text:span>— <text:span text:style-name="T291">Пурде приходит в </text:span><text:span text:style-name="T5">замешательство</text:span><text:span text:style-name="T291">, это как найти повод, чтобы съесть яблоко, или даже вбросить виноградину себе в рот</text:span>— <text:span text:style-name="T292">просто, ну, типа, ем их… целиком, понимаешь,</text:span>– <text:span text:style-name="T293">прихихикивает, чтобы, как ему кажется, дружески указать, повежливее, странность подобного обсуждения на публике</text:span>—</text:p>
      <text:p text:style-name="P20"><text:soft-page-break/>—<text:span text:style-name="T294">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text:span><text:span text:style-name="T6">шлёп</text:span><text:span text:style-name="T294"> прямиком в очередной тупик:</text:span></text:p>
      <text:p text:style-name="P21">– <text:span text:style-name="T295">Дженни? Нет</text:span>—<text:span text:style-name="T295">тут никакой Дженни…</text:span></text:p>
      <text:p text:style-name="P21">– <text:span text:style-name="T296">А какая-нибудь Дженифер, тогда? Дженивив?</text:span></text:p>
      <text:p text:style-name="P21">– <text:span text:style-name="T297">Джинни (может записано было с ошибкой), Вирджиния?</text:span></text:p>
      <text:p text:style-name="P22">– <text:span text:style-name="T298">Если вы, джентльмены, ищите хорошо провести время</text:span>— <text:span text:style-name="T299">её ухмылка, её красная, маниакально доброе-утро-и-я-говорю-точно-</text:span><text:span text:style-name="T7">доброе!</text:span><text:span text:style-name="T299"> ухмылка настолько широка, чтобы удерживать их обоих прямо, дрожащих, осклабившихся, тут, а сама такая старая, что годится быть их Матерью</text:span>—<text:span text:style-name="T300">их общей Матерью, вобравшей самые гадкие черты м-с Пурде и м-с Спид</text:span>—<text:span text:style-name="T301">фактически, она теперь и становится </text:span><text:span text:style-name="T8">именно</text:span><text:span text:style-name="T301"> такой прямо у них на глазах. Эти моря в руинах полны искусительниц</text:span>—<text:span text:style-name="T302">вот уж где склизко и блудливо. И пока оба вытаращившихся детектива всмятку втягиваются в её ауру, подмигивающую прямо тут на улице, медную блеском хны, с цветами страсти на вискозном шёлке—за миг до спотыкливой окончательной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в наряде клоуна, вульгарного нахрапистого клоуна в мишуре бессловесных острот о соках тела, лысого, с изумляющим потоком волос из носа через обе ноздри, которые он заплёл в косички и повязал <text:s/>кислотно-зелёными бантами</text:span>—<text:span text:style-name="T303">резкий рывок теперь вон мимо мешков с песком и падающих кулис, сдерживая одышку, чтобы прокартавить им скрипуче <text:s/>неприятным <text:s/>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text:span></text:p>
      <text:p text:style-name="P38">Никакой «Дарлин» тоже. Это выяснилось вчера. <text:span text:style-name="T304">Они отследили имя до резиденции м-с Квод. Но броская <text:s/>молодая разведёнка никогда, так прямо и заявила, даже не знала, чтобы Английским детям давали имя «Дарли». Она ужасно сожалеет. М-с Квод проводила свои дни в безделье по довольно напедикюренному адресу в Мэйфловер и оба исследователя с облегчением покинули этот район….</text:span></text:p>
      <text:p text:style-name="P54"><text:span text:style-name="T303">Когда вам уже дойдёт? </text:span><text:span text:style-name="T273">Пойнтсмену доходит моментально. Но «доходит» как, типа, заходишь в свою спальню, а на тебя нападает, из лёгкой полутени на твоём потолке, гигантский угорь мурена, </text:span><text:span text:style-name="T274">зубы напоказ в дурноватой ухмылке смерти, </text:span><text:span text:style-name="T275">выдыхает, свалившись <text:s/>на </text:span><text:span text:style-name="T276">твоё открытое </text:span><text:span text:style-name="T275">лицо, </text:span><text:span text:style-name="T276">долгий человечий звук, </text:span><text:span text:style-name="T277">в </text:span><text:span text:style-name="T276">котор</text:span><text:span text:style-name="T277">ом</text:span><text:span text:style-name="T276"> ты распознаёшь, в ужасе, </text:span><text:span text:style-name="T305">сексуальный вздох</text:span><text:span text:style-name="T276">….</text:span></text:p>
      <text:p text:style-name="P55"><text:span text:style-name="T276">Э</text:span><text:span text:style-name="T272">то к тому, что Пойнтсмен </text:span><text:span text:style-name="T278">избегает данную тему</text:span><text:span text:style-name="T279">—</text:span><text:span text:style-name="T280">настолько же рефлективно, как избегал бы любой кошмар. </text:span><text:span text:style-name="T281">На случай, если вдруг обернётся не сном, а </text:span><text:span text:style-name="T306">реальностью</text:span><text:span text:style-name="T281">, ну…</text:span></text:p>
      <text:p text:style-name="P23"><text:span text:style-name="T306">– Данные, пока что, неполны.</text:span>– <text:span text:style-name="T307">Это следует отчётливо подчёркивать в любых заявлениях.</text:span>– <text:span text:style-name="T308">Следует признать, что предварительные данные демонстрируют,</text:span>– <text:span text:style-name="T309">помни, изображать искренность,</text:span>– <text:span text:style-name="T310">имеются случаи, когда имена на карте Слотропа не находят соответствия с фактами, которые нам удалось установить о <text:s/>его пребывании в Лондоне. Установить </text:span><text:span text:style-name="T9">на данный момент</text:span><text:span text:style-name="T310">, разумеется. Это в основном всего лишь первые имена, видите ли, просто, Иксы без Игреков, так сказать, звания без указания принадлежности. Трудно определить сколько тянется один «данный момент» на самом деле.</text:span></text:p>
      <text:p text:style-name="P24">– <text:span text:style-name="T311">А что если многие</text:span>—<text:span text:style-name="T311">даже большинство</text:span>—<text:span text:style-name="T311">Слотроповских звёзд окажутся, в отдалённом будущем, отражением сексуальных фантазий вместо реальных событий? Вряд ли <text:s/>такое сведёт на нет наш подход </text:span><text:soft-page-break/><text:span text:style-name="T311">более, чем это случилось с воззрениями Зигмунда Фрейда столкнувшегося там, в старой Вене, с подобными нарушениями вероятности</text:span>—<text:span text:style-name="T312">все те истории папенька-меня-изнасиловал, которые, будучи ложью фактически, остаются истинными </text:span><text:span text:style-name="T10">клинически</text:span><text:span text:style-name="T312">. Вы должны осознать, мы заинтересованы, в ПРПУКе, с довольно строго определённой, клинической версией истины. Мы не углубляемся в вопрос чем это вызвано.</text:span></text:p>
      <text:p text:style-name="P39">На данный момент, Пойнтсмен несёт это бремя <text:span text:style-name="T313">один. Одиночество фюрера: он чувствует себя сильнее в лучах этого тёмного компаньона теперь, когда его звезда на подъёме… но он и не</text:span> <text:span text:style-name="T314">хочет делиться им, нет не не сейчас ещё пока что….</text:span></text:p>
      <text:p text:style-name="P40">Собрания штата служащих, его служащих, <text:span text:style-name="T315">становятся хуже и хуже, чем бесполезными. Они погрязают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хочет перевести программу в Группу Операций Особых Запусков (ГООС), как придаток Британских усилий ракетной подчистки, Операция Ответный Огонь, которая базируется в Каксхевене на Северном море. Чуть ли не каждый день приносит новую попытку, с той или иной стороны, реконструировать или даже распустить ПРПУК. Пойнтсмену всё легче с недавних пор впадать в настроение </text:span><text:span text:style-name="T11">l’état c’est moi</text:span><text:span text:style-name="T282">—а кто ещё делает хоть что-нибудь? разве не на нём всё держится, часто без опоры на что-то помимо его голой воли…?</text:span></text:p>
      <text:p text:style-name="P41"><text:span text:style-name="T316">Шелл Мекс-Хаус, естественно, вне себя по поводу исчезновения Слотропа. Нате <text:s/>вам, в бега сорвался человек, который знает всё, что возможно знать—не только об А-4, но и о том, что </text:span><text:span text:style-name="T12">Великобритания</text:span><text:span text:style-name="T316"> знает об А-4. Цюрих кишит советскими агентами. Что если они уже заполучили Слотропа? Весной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в оккупированной Советами Германии со списками персонала и оборудования подлежащего отправке на восток. В сфере влияния ВШОЕС, Артиллерийское управление Американской Армии и рать конкурирующих исследовательских команд заняты сбором всего, что подвернётся. Они уже обложили фон Брауна и 500 других, интернировали их в Гармише. Что если </text:span><text:span text:style-name="T12">они</text:span><text:span text:style-name="T316"> ухватили Слотропа?</text:span></text:p>
      <text:p text:style-name="P42">Случились также, ухудшая Кризис, и предательства: <text:span text:style-name="T317">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не помнил про свои антибиотики? Неужто Пойнтсмену всё нужно делать самому?) она начинает беспокоить. Конечно, Гёза Рожевоглий всё ещё в программе. Фанатик. Этот </text:span><text:span text:style-name="T13">никогда</text:span><text:span text:style-name="T317"> не оставит.</text:span></text:p>
      <text:p text:style-name="P43">Итак, выходной на море. <text:span text:style-name="T318">Из политических соображений, участвуют Пойнтсмен, Мехико, девушка Мехико, Деннис Джойнт, Катье Боргесиус. У Пойнтсмена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потревоженных в камфорном сне длинною во всю войну, дети бегают повсюду в костюмах для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с солью и соусом. Автоматы для игры в пинбол корчатся от обращения фанатичных солдат и их девушек, что движением тел поддерживают движение ярких шариков, клянут, пристанывают, пока те барабанят вниз о деревянные </text:span><text:soft-page-break/><text:span text:style-name="T318">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говорят про бизнесе, спорт, секс, но обычней всего о политике. Шарманщик играет увертюру Россини к </text:span><text:span text:style-name="T14">La Gazza Ladra</text:span><text:span text:style-name="T318"> (которая, как мы увидим позже, в Берлине, отмечает высокое достижение в музыке, которое все игнорировали, предпочитая Бетховена, а тот никогда не продвинулся дальше заявлений о намерениях), а здесь, без барабанов или звучности духовых труб, произведение мягко, полно надежды, обещает лавандовые сумерки, <text:s/>павильоны нержавеющей стали, где каждый <text:s/>возведён наконец в аристократы, и любовь без оплаты любого вида….</text:span></text:p>
      <text:p text:style-name="P44">Пойнтсмен планировал на сегодня не говорить о делах, <text:span text:style-name="T319">но пустить беседу на самотёк более или менее органичный. Ждать пока другие выдадут себя</text:span>. <text:span text:style-name="T320">Разговор минимален. Деннис Дойнт следит з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text:span><text:span text:style-name="T15">что</text:span><text:span text:style-name="T320"> с ней происходит. Невесть отчего, Пойнтсмен, хоть он и не может видеть, чтобы она располагала каким-либо влиянием, всё же боится её. Много чего он всё ещё не знает. Наверное, что больше всего беспокоит его именно сейчас, это её связь, если такая имеет месть, с Пиратом Прентисом. Прентис приезжал в «Белое Посещение» несколько раз и и задавал весьма конкретные о ней вопросы. Когда ПРПУК недавно открыли свой офис-филиал в Лондоне (который какой-то бездельник, скорее всего, <text:s/>этот молодой недоумок, Вебли Силвермейл, уже окрестил «Двенадцатый Дом»), Прентис очень зачастил туда, ухаживать за секретаршами, пытаясь заглянуть в ту или другую папку…. С чего бы это? Какую послежизнь нашла Контора по эту сторону Дня Победы? Что Прентису нужно… сколько он стоит? Может влюбился в эту Боргесиус? Разве может эта женщина любить? </text:span><text:span text:style-name="T15">Любовь? </text:span><text:span text:style-name="T321">Да от такого развопишься. Каким может быть её представление о любви….</text:span></text:p>
      <text:p text:style-name="P25">– <text:span text:style-name="T322">Мехико,</text:span>– <text:span text:style-name="T322">ухватывая руку молодого статистика.</text:span></text:p>
      <text:p text:style-name="P25">– <text:span text:style-name="T322">А?</text:span>– <text:span text:style-name="T322">Роджер прекратил глазеть на хорошенькую, немного смахивает на Риту Хейворт, в цельном цветастом купальнике, бретельки скрещены в Х на её худощавой спине….</text:span></text:p>
      <text:p text:style-name="P25">– <text:span text:style-name="T322">Мехико, мне кажется у меня галлюцинации.</text:span></text:p>
      <text:p text:style-name="P26">– <text:span text:style-name="T323">О, правда? Вам так кажется? И что же видите?</text:span></text:p>
      <text:p text:style-name="P27">– <text:span text:style-name="T325">Мехико, я вижу… Я вижу… При чём тут что я </text:span><text:span text:style-name="T16">вижу</text:span><text:span text:style-name="T324">, олух! Я о том, что я </text:span><text:span text:style-name="T16">слышу</text:span><text:span text:style-name="T324">.</text:span></text:p>
      <text:p text:style-name="P28">– <text:span text:style-name="T325">Хорошо, и что же слышите, в таком случае,</text:span>– <text:span text:style-name="T325">Роджер уже чут сварливо.</text:span></text:p>
      <text:p text:style-name="P28">– <text:span text:style-name="T325">Только что я услышал твои слова «И что же слышите, в таком случае». И мне </text:span><text:span text:style-name="T17">это не нравится!</text:span></text:p>
      <text:p text:style-name="P28">– <text:span text:style-name="T325">Почему нет?</text:span></text:p>
      <text:p text:style-name="P29">–<text:span text:style-name="T326">Потому что: при всей неприятности этой галлюцинации, я бы скорее предпочёл её звуку твоего голоса.</text:span></text:p>
      <text:p text:style-name="P45">Весьма странное поведение <text:s/>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продетыми между его спиц. </text:p>
      <text:p text:style-name="P30">– <text:span text:style-name="T327">Вот это да,</text:span>– <text:span text:style-name="T327">светловолосый здоровяк Деннис Джойнт подталкивает Катье локтем широким, как колено. В своей профессии он научился моментально оценивать с кем имеет дело. Он прикинул, что эта милашка Катье весёлая девушка, что хочет тут малость порезвиться. Да, он готовый руководитель, определённо. «Тут у него, похоже, резкий сдвиг по фазе, нет?»</text:span>– <text:span text:style-name="T328">старается говорить негромко , ухмыляясь с атлетической паранойей туманно в сторону странного Павловца</text:span>—<text:span text:style-name="T329">не совсем на него, ты ж понимаешь, </text:span><text:soft-page-break/><text:span text:style-name="T329">встретиться глазами может оказаться самоубийственной глупостью при данном умственной состоянии….</text:span></text:p>
      <text:p text:style-name="P46">Тем временем Джессика перешла к своему номеру с Фэй Рей. <text:span text:style-name="T330">Это разновидность защитного паралича, подобно твоей личной реакции, когда на тебя прыгает с потолка <text:s/>угорь мурена. Но сейчас для Кулака Гориллы, для огней электрического Нью-Йорка вдруг вспыхнувших в комнате, которая казалась тебе безопасной, куда никогда не ворвутся… для грубых чёрных волос, для сухожилий потребностей, трагичной любви….</text:span></text:p>
      <text:p text:style-name="P31">– <text:span text:style-name="T331">Да уж,</text:span>– <text:span text:style-name="T332">как высказался кинокритик Митчел Притифейс в своём исчерпывающем 18-томном исследовании Кинг Конга,</text:span>– <text:span text:style-name="T333">он, таки, любит её, парни.</text:span>– <text:span text:style-name="T333">Исходя из этого тезиса, похоже Притифейс затронул всё, что можно, каждый кадр, включая вырезанные, прочёсаны выгрести все крохи символизма до последней, полные биографии каждого хоть как-то связанного с фильмом, массовок, установщиков камер, работников с плёнкой… Даже интервью с приверженцами Культа Кинг Конга, для членства в котором нужно просмотреть филь не менее 1000 раз и пройти 8-часовый вступительный экзамен… И всё-таки, и всё же: нельзя сбрасывать со счетов Закон Мёрфи, это нахальное ирландско-пролетарское изложение Теоремы Гёделя</text:span>—<text:span text:style-name="T18">когда всё предусмотрено, когда ничто не может пойти не так, ни даже застать нас врасплох… что-то всё-таки сможет</text:span><text:span text:style-name="T334">. Так что, перестановки и комбинации у Падинга в его </text:span><text:span text:style-name="T18">Что может произойти в Европейской Политике</text:span><text:span text:style-name="T334"> за 1931 год, год публикации <text:s/>Теоремы Гёделя, Гитлер не получал ни малейшего шанса. Потому-то, когда закладываются законы наследственности, начинают рождаться мутанты. Даже такое детерминированное вооружение, как ракета А-4, начинает спонтанно выкидывать штуки типа «S-Gerät», за которым Слотроп, по его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text:s/>по Германии даже теперь</text:span>—<text:span text:style-name="T1">Schwarzkommando</text:span>, <text:span text:style-name="T335">которых Митчел Притифейс и представить не мог.</text:span></text:p>
      <text:p text:style-name="P47">В ПРПУК широко распростран<text:span text:style-name="T336">ено</text:span> мнение, что <text:span text:style-name="T1">Schwarzkommando</text:span> были вызваны, <text:span text:style-name="T336">подобно тому как призывают демонов, на землю и свет дневной нынче уже покойной Операцией Чёрное Крыло. Будьте уверены, в Отделе Пси сначала похихикали. Кто мог предположить, что </text:span><text:span text:style-name="T19">взаправду</text:span><text:span text:style-name="T336"> появятся чёрные ракетчики? Что история придуманная, чтоб запугать прошлогоднего врага окажется истиной <text:s/>буквально—и теперь никак не выйдет загнать их обратно в бутылку или даже выговорить заклинание задом наперёд: никто и не знал заклинание целиком—разным людям были известны различные его кусочки, в чём и заключается работа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text:s/>невозможность с таким опозданием воссоздать заклинание вообще, хотя как обычно начнутся элегантные и плохо рифмующиеся предположения. Даже более ранние предположения будут урезаны и сглажены. Ничего не останется, например, от ориентировочных выводов Фрейдиста Эдвина Трикла и его приспешников, который под конец оказались на ножах со своим собственным меньшинством, психоаналитическим крылом Отдела Пси. Это началось с поиска измеримого о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смахивает на Тависток Институт», начали бурчаться по всем подвальным коридорам. Дворцовые перевороты, многие из которых задумывались в орнаментально изящных приливах паранойи, понуждали к регулярным вызовам бригад слесарей и сварщиков, довели до нехватки офисных принадлежностей, даже воды и отопления… ничто не свернуло Трикла и его приспешников от придерживаться Фрейдисткого не говоря уже о Юнговском, направления ума. Известие о реальном существовании <text:s/></text:span><text:span text:style-name="T1">Schwarzkommando </text:span><text:span text:style-name="T337">достигло их за неделю до Дня Победы</text:span><text:span text:style-name="T20">. </text:span><text:span text:style-name="T338">Отдельные эпизоды, кто кому что именно говорил на самом деле, затерялось в пылу обвинений, криков, </text:span><text:soft-page-break/><text:span text:style-name="T338">нервных припадков и проявлений плохого вкус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text:span text:style-name="T21">горилла</text:span><text:span text:style-name="T338">? Я покажу </text:span><text:span text:style-name="T21">тебе</text:span><text:span text:style-name="T338"> гориллу!»</text:span></text:p>
      <text:p text:style-name="P48">Действительно, он показал бы эту животину многим из нас, только мы не стали бы смотреть. По своей невинности, он не <text:span text:style-name="T339">усматривал</text:span> причин отчего сотрудники в служебном проекте не практикуют самокритики с тщательностью присущей революционным ячейкам. <text:span text:style-name="T339">И в мыслях е имея задеть чьи-либо чувства, он только лишь хотел всем показать, вполне достойные парни до единого, что их отношение к черноте связано с их отношением к говну, а отношение к говну с их отношением к разложению и смерти. Ему это казалост таким понятным… почему они даже и слушать не хотят? Почему не хотят признать, что их подавления есть, в смысле который Европа, на заключительных изнеможённых стадиях своего извращения волшебного, <text:s/>утратила, воплощением реальных живых людей, вероятно (по свидетельству самой лучшей разведки) управляющих реальным живым вооружением, подобно тому как мёртвый отец, никогда с тобой не спавший, Пенелопа, ночь за ночью возвращается в твою постель, чтобы пристроиться сзади… или как твой нерождённый ребёнок будит </text:span><text:span text:style-name="T22">тебя</text:span><text:span text:style-name="T339"> своим плачем посреди ночи и ты чувствуешь его призрачные губы на своей груди… они настоящие, они живут, пока ты притворяешься визжащей в Кулаке Гориллы… но глядя сейчас на более подходящего кандидата, кремово-кожую Катье под Колесом Фортуны, что сама сейчас готова помчаться по пляжу к относительному покою американских горок. Пойнтсмен галлюцинирует. Он потерял контроль. Пойнтсмену положено иметь абсолютный контроль над Катье. Где она теперь оказалась? Под контролем утратившим контроль. Даже в прошлом, в коже и боли </text:span><text:span text:style-name="T22">gemütlich</text:span><text:span text:style-name="T339"> мира Капитана Блисеро не чувствовала она такого ужаса, как сейчас.</text:span></text:p>
      <text:p text:style-name="P49">Роджер Мехико принимает это на свой счёт, <text:span text:style-name="T340">о-подумаешь, просто хотел помочь….</text:span></text:p>
      <text:p text:style-name="P50">То, что несколько отрешённый м-р Пойнтсмен слышал всё это время, было голосом, <text:span text:style-name="T341">странно знакомым, голосом, который он однажды представлял принадлежащим лицу на широко известной фотографии газет Войны:</text:span></text:p>
      <text:p text:style-name="P32">– <text:span text:style-name="T342">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как давний плохой сон.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отвадит, в густой туман гражданской жизни, где ты его потеряешь и уже никогда не найдёшь</text:span>—<text:span text:style-name="T343">если не начнёшь сейчас действовать, Пойнтсмен. Операция Ответный Огонь отсылает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всё больше резона ему, если придать правильное направление, С Головой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text:span></text:p>
      <text:p text:style-name="P33">– <text:span text:style-name="T344">Я знаю,</text:span>– <text:span text:style-name="T344">грит Пойнтсмен,</text:span>– <text:span text:style-name="T344">только я не могу знать знаешь ли ты, не так ли, если я даже не знаю </text:span><text:span text:style-name="T23">кто</text:span><text:span text:style-name="T344"> ты, знаешь ли.</text:span></text:p>
      <text:p text:style-name="P51">Эта странная выходка <text:span text:style-name="T345">не добавляет уверенности компаньонам Пойнтсмена. Они начинают сторониться, с явной тревогой. «Мы должны найти доктора»,– бормочет Деннис Джойнт, подмигивая Катье как светловолосый Грочо Маркс. Джессика, забыв сердиться, берёт руку Роджера. </text:span></text:p>
      <text:p text:style-name="P34"><text:soft-page-break/>– <text:span text:style-name="T346">Видал, видал,</text:span>– <text:span text:style-name="T346">снова заводится голос,</text:span>– <text:span text:style-name="T346">она чувствует, что защищает его </text:span><text:span text:style-name="T24">против</text:span><text:span text:style-name="T346"> тебя. Много ли шансов </text:span><text:span text:style-name="T24">быть</text:span><text:span text:style-name="T346"> синтезом, Пойнтсмен? Восток и Запад в одном и том же малом? Ты можешь быть не только Нейландом Смитом, <text:s/>дающим здравые советы впавшему в панику юноше, но <text:s/>также, в то же самое время, ты становишься </text:span><text:span text:style-name="T24">Фу Манчу</text:span><text:span text:style-name="T346">, а? тем самым, в чьей власти юная леди! Каково? Протагонист и антагонист в одном лице. Я бы не раздумывал на твоём месте.</text:span></text:p>
      <text:p text:style-name="P52">Пойнтсмен собирается ответить что-нибудь вроде: «Но ты, не я»,<text:span text:style-name="T282">– однако, замечает как все таращатся на него. «О, ха, ха, ха»,– грит он вместо этого.– «Разговорился тут сам с собой. Немного—так сказать—эксцентричности, хе, хе»</text:span></text:p>
      <text:p text:style-name="P2">– <text:span text:style-name="T347">Инь и Янь,</text:span><text:span text:style-name="T33">– </text:span><text:span text:style-name="T271">шепчет голос,</text:span><text:span text:style-name="T33">– <text:s/></text:span><text:span text:style-name="T271">Инь и Янь.</text:span></text:p>
      <text:p text:style-name="P53"><draw:frame draw:style-name="fr1" draw:name="Image7" text:anchor-type="paragraph" svg:width="6.9252in" svg:height="0.3661in" draw:z-index="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815</meta:editing-cycles>
    <meta:creation-date>2020-11-18T15:01:00</meta:creation-date>
    <dc:date>2021-06-25T15:57:36.564251261</dc:date>
    <meta:editing-duration>P7DT13H45M3S</meta:editing-duration>
    <meta:generator>LibreOffice/6.1.5.2$Linux_X86_64 LibreOffice_project/10$Build-2</meta:generator>
    <meta:document-statistic meta:table-count="0" meta:image-count="1" meta:object-count="0" meta:page-count="7" meta:paragraph-count="48" meta:word-count="3322" meta:character-count="22878" meta:non-whitespace-character-count="19581"/>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